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d7aa" officeooo:paragraph-rsid="001ad7aa"/>
    </style:style>
    <style:style style:name="P2" style:family="paragraph" style:parent-style-name="Standard">
      <style:paragraph-properties fo:text-align="justify" style:justify-single-word="false"/>
      <style:text-properties officeooo:rsid="001ad7aa" officeooo:paragraph-rsid="001ad7aa"/>
    </style:style>
    <style:style style:name="P3" style:family="paragraph" style:parent-style-name="Standard">
      <style:text-properties fo:font-weight="bold" officeooo:rsid="001ad7aa" officeooo:paragraph-rsid="001ad7a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dea42" officeooo:paragraph-rsid="001dea4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ad7aa" officeooo:paragraph-rsid="001dea4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ea42" style:font-weight-asian="bold" style:font-weight-complex="bold"/>
    </style:style>
    <style:style style:name="T3" style:family="text">
      <style:text-properties officeooo:rsid="001c64c3"/>
    </style:style>
    <style:style style:name="T4" style:family="text">
      <style:text-properties officeooo:rsid="001d309a"/>
    </style:style>
    <style:style style:name="T5" style:family="text">
      <style:text-properties officeooo:rsid="001dea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íticas de Mantenimiento de Usuarios de Herramientas de Intranet</text:p>
      <text:p text:style-name="P1"/>
      <text:p text:style-name="P3"><text:span text:style-name="T4">1-. </text:span>ZABBIX PLATAFFORM</text:p>
      <text:p text:style-name="P1"/>
      <text:p text:style-name="P2"><text:tab/>Se hará una revisión los primeros <text:span text:style-name="T1">5</text:span> días de <text:span text:style-name="T4">cada</text:span> mes para validar los usuarios activos y los que ya no se encuentran laborando para la organización, esto con el fin de mantener un orden para la plataforma y un correcto uso de la herramienta, se enviara un <text:span text:style-name="T1">E-mail</text:span> a los supervisores o coordinadores de área para validar dicha información y proceder a crear o eliminar los usuarios que sean solicitados <text:span text:style-name="T3">mediante esa vía</text:span></text:p>
      <text:p text:style-name="P2"/>
      <text:p text:style-name="P2"/>
      <text:p text:style-name="P4">2-. WEBBMIN SERVICE</text:p>
      <text:p text:style-name="P4"/>
      <text:p text:style-name="P4"/>
      <text:p text:style-name="P5"><text:tab/><text:span text:style-name="T5">Con el </text:span><text:span text:style-name="T2">E-mail</text:span><text:span text:style-name="T5"> enviado con los usuarios de la herramienta ZABBIX activos o no se procederá </text:span>a crear o eliminar los usuarios que sean solicitados <text:span text:style-name="T3">mediante esa ví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Manzanilla</meta:initial-creator>
    <meta:creation-date>2017-06-22T11:56:44.051811975</meta:creation-date>
    <dc:date>2017-06-22T12:39:27.251862469</dc:date>
    <dc:creator>Jesus Manzanilla</dc:creator>
    <meta:editing-duration>PT42M40S</meta:editing-duration>
    <meta:editing-cycles>5</meta:editing-cycles>
    <meta:generator>LibreOffice/4.4.7.2$Linux_X86_64 LibreOffice_project/40$Build-2</meta:generator>
    <meta:document-statistic meta:table-count="0" meta:image-count="0" meta:object-count="0" meta:page-count="1" meta:paragraph-count="5" meta:word-count="117" meta:character-count="685" meta:non-whitespace-character-count="571"/>
  </office:meta>
</office:document-meta>
</file>